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6.65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roduits</text:p>
          </table:table-cell>
          <table:table-cell table:style-name="ce2" office:value-type="string" calcext:value-type="string">
            <text:p>Prix</text:p>
          </table:table-cell>
          <table:table-cell table:style-name="ce1" office:value-type="string" calcext:value-type="string">
            <text:p>Lien de présentation site actu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t de Réparation Premium</text:p>
          </table:table-cell>
          <table:table-cell table:style-name="ce2" office:value-type="currency" office:currency="EUR" office:value="99" calcext:value-type="currency">
            <text:p>99.00 €</text:p>
          </table:table-cell>
          <table:table-cell table:style-name="ce4" office:value-type="string" calcext:value-type="string">
            <text:p><text:a xlink:href="https://www.label-paire.com/product-page/kit-de-nettoyage-xxxl" xlink:type="simple">https://www.label-paire.com/product-page/kit-de-nettoyage-xxxl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t de Réparation</text:p>
          </table:table-cell>
          <table:table-cell table:style-name="ce2" office:value-type="currency" office:currency="EUR" office:value="69" calcext:value-type="currency">
            <text:p>69.00 €</text:p>
          </table:table-cell>
          <table:table-cell table:style-name="ce4" office:value-type="string" calcext:value-type="string">
            <text:p><text:a xlink:href="https://www.label-paire.com/product-page/kit-de-nettoyage-xl" xlink:type="simple">https://www.label-paire.com/product-page/kit-de-nettoyage-xl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t de Nettoyage</text:p>
          </table:table-cell>
          <table:table-cell table:style-name="ce2" office:value-type="currency" office:currency="EUR" office:value="35" calcext:value-type="currency">
            <text:p>35.00 €</text:p>
          </table:table-cell>
          <table:table-cell table:style-name="ce4" office:value-type="string" calcext:value-type="string">
            <text:p><text:a xlink:href="https://www.label-paire.com/product-page/kit-de-nettoyage" xlink:type="simple">https://www.label-paire.com/product-page/kit-de-nettoyage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Belle Mousse</text:p>
          </table:table-cell>
          <table:table-cell table:style-name="ce2" office:value-type="currency" office:currency="EUR" office:value="15" calcext:value-type="currency">
            <text:p>15.00 €</text:p>
          </table:table-cell>
          <table:table-cell table:style-name="ce4" office:value-type="string" calcext:value-type="string">
            <text:p><text:a xlink:href="https://www.label-paire.com/product-page/mousse-nettoyante-200-ml" xlink:type="simple">https://www.label-paire.com/product-page/mousse-nettoyante-200-ml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Belle Crème</text:p>
          </table:table-cell>
          <table:table-cell table:style-name="ce2" office:value-type="currency" office:currency="EUR" office:value="12" calcext:value-type="currency">
            <text:p>12.00 €</text:p>
          </table:table-cell>
          <table:table-cell table:style-name="ce4" office:value-type="string" calcext:value-type="string">
            <text:p><text:a xlink:href="https://www.label-paire.com/product-page/cr%C3%A8me-oxydante-150ml" xlink:type="simple">https://www.label-paire.com/product-page/cr%C3%A8me-oxydante-150ml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Peinture Blanche</text:p>
          </table:table-cell>
          <table:table-cell table:style-name="ce2" office:value-type="currency" office:currency="EUR" office:value="15" calcext:value-type="currency">
            <text:p>15.00 €</text:p>
          </table:table-cell>
          <table:table-cell table:style-name="ce4" office:value-type="string" calcext:value-type="string">
            <text:p><text:a xlink:href="https://www.label-paire.com/product-page/peinture-blanche-pour-chaussures" xlink:type="simple">https://www.label-paire.com/product-page/peinture-blanche-pour-chaussures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Peinture Noire</text:p>
          </table:table-cell>
          <table:table-cell table:style-name="ce2" office:value-type="currency" office:currency="EUR" office:value="15" calcext:value-type="currency">
            <text:p>15.00 €</text:p>
          </table:table-cell>
          <table:table-cell table:style-name="ce4" office:value-type="string" calcext:value-type="string">
            <text:p><text:a xlink:href="https://www.label-paire.com/product-page/copie-de-la-peinture-blanche" xlink:type="simple">https://www.label-paire.com/product-page/copie-de-la-peinture-blanche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ire d'Embauchoirs</text:p>
          </table:table-cell>
          <table:table-cell table:style-name="ce2" office:value-type="currency" office:currency="EUR" office:value="15" calcext:value-type="currency">
            <text:p>15.00 €</text:p>
          </table:table-cell>
          <table:table-cell table:style-name="ce4" office:value-type="string" calcext:value-type="string">
            <text:p><text:a xlink:href="https://www.label-paire.com/product-page/paire-d-embauchoirs" xlink:type="simple">https://www.label-paire.com/product-page/paire-d-embauchoirs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 Sray Imperméabilisant</text:p>
          </table:table-cell>
          <table:table-cell table:style-name="ce2" office:value-type="currency" office:currency="EUR" office:value="15" calcext:value-type="currency">
            <text:p>15.00 €</text:p>
          </table:table-cell>
          <table:table-cell table:style-name="ce4" office:value-type="string" calcext:value-type="string">
            <text:p><text:a xlink:href="https://www.label-paire.com/product-page/le-spray-imperm%C3%A9abilisant" xlink:type="simple">https://www.label-paire.com/product-page/le-spray-imperm%C3%A9abilisant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 Tampon Blanc</text:p>
          </table:table-cell>
          <table:table-cell table:style-name="ce2" office:value-type="currency" office:currency="EUR" office:value="15" calcext:value-type="currency">
            <text:p>15.00 €</text:p>
          </table:table-cell>
          <table:table-cell table:style-name="ce4" office:value-type="string" calcext:value-type="string">
            <text:p><text:a xlink:href="https://www.label-paire.com/product-page/le-tampon-blanc" xlink:type="simple">https://www.label-paire.com/product-page/le-tampon-blanc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ch de réparation talon</text:p>
          </table:table-cell>
          <table:table-cell table:style-name="ce2" office:value-type="currency" office:currency="EUR" office:value="12" calcext:value-type="currency">
            <text:p>12.00 €</text:p>
          </table:table-cell>
          <table:table-cell table:style-name="ce4" office:value-type="string" calcext:value-type="string">
            <text:p><text:a xlink:href="https://www.label-paire.com/product-page/patchs-r%C3%A9paration-talon" xlink:type="simple">https://www.label-paire.com/product-page/patchs-r%C3%A9paration-talon</text:a></text:p>
          </table:table-cell>
          <table:table-cell table:number-columns-repeated="1021"/>
        </table:table-row>
        <table:table-row table:style-name="ro1" table:number-rows-repeated="988">
          <table:table-cell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" meta:object-count="0"/>
    <meta:generator>LibreOfficeDev/6.0.5.2$Linux_X86_64 LibreOffice_project/</meta:generator>
  </office:meta>
</office:document-meta>
</file>